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5" table:default-cell-style-name="ce30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30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9" office:value-type="string" calcext:value-type="string">
            <text:p>PENDING</text:p>
          </table:table-cell>
          <table:table-cell table:style-name="ce9" office:value-type="string" calcext:value-type="string">
            <text:p>ACCEPTED</text:p>
          </table:table-cell>
          <table:table-cell table:style-name="ce1" office:value-type="string" calcext:value-type="string">
            <text:p>AUTO</text:p>
          </table:table-cell>
          <table:table-cell table:style-name="ce9" office:value-type="string" calcext:value-type="string">
            <text:p>LIKE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2</text:p>
          </table:table-cell>
          <table:table-cell table:style-name="ce1" office:value-type="string" calcext:value-type="string">
            <text:p>VERSION TYPE SPECIAL</text:p>
          </table:table-cell>
          <table:table-cell/>
          <table:table-cell table:style-name="ce29" office:value-type="string" calcext:value-type="string">
            <text:p>EXTRA DATA →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 office:value-type="string" calcext:value-type="string">
            <text:p>ERROR UNINSTALLING</text:p>
          </table:table-cell>
          <table:table-cell table:style-name="ce29" office:value-type="string" calcext:value-type="string">
            <text:p>ANCIENT DATA →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66" table:number-columns-repeated="11"/>
          <table:table-cell table:number-columns-repeated="209"/>
        </table:table-row>
        <table:table-row table:style-name="ro2">
          <table:table-cell table:style-name="ce2" office:value-type="string" calcext:value-type="string">
            <text:p>tonigellida's chocolatey packages</text:p>
          </table:table-cell>
          <table:table-cell table:number-columns-repeated="23"/>
          <table:table-cell table:style-name="ce42" table:number-columns-repeated="3"/>
          <table:table-cell table:style-name="ce27" table:number-columns-repeated="3"/>
          <table:table-cell/>
          <table:table-cell table:style-name="ce42" table:number-columns-repeated="4"/>
          <table:table-cell table:number-columns-repeated="224"/>
        </table:table-row>
        <table:table-row table:style-name="ro3">
          <table:table-cell table:style-name="ce3" office:value-type="string" calcext:value-type="string">
            <text:p>360t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own '/S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7"/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0ad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9" office:value-type="string" calcext:value-type="string">
            <text:p>own '/S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27" office:value-type="string" calcext:value-type="string">
            <text:p>Installer exe</text:p>
          </table:table-cell>
          <table:table-cell table:style-name="ce27" office:value-type="string" calcext:value-type="string">
            <text:p>appdata</text:p>
          </table:table-cell>
          <table:table-cell table:style-name="ce28" office:value-type="string" calcext:value-type="string">
            <text:p>ALPHA - TREAT AS STABLE</text:p>
          </table:table-cell>
          <table:table-cell table:number-columns-repeated="9"/>
          <table:table-cell table:style-name="ce33" office:value-type="float" office:value="20140521" calcext:value-type="float">
            <text:p>2014052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acestream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86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acr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2"/>
          <table:table-cell table:style-name="ce27" office:value-type="string" calcext:value-type="string">
            <text:p>file zip</text:p>
          </table:table-cell>
          <table:table-cell table:number-columns-repeated="10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6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d-awarefreeantivirus</text:p>
          </table:table-cell>
          <table:table-cell table:style-name="ce12"/>
          <table:table-cell table:number-columns-repeated="2"/>
          <table:table-cell table:style-name="Default"/>
          <table:table-cell table:number-columns-repeated="15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blockpluschrome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4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firefox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ie</text:p>
          </table:table-cell>
          <table:table-cell table:style-name="ce12"/>
          <table:table-cell table:number-columns-repeated="15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opera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dblockplussafari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style-name="ce38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dobeshockwave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adwcleaner</text:p>
          </table:table-cell>
          <table:table-cell table:style-name="ce14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13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comss.ru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carefree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0" office:value-type="string" calcext:value-type="string">
            <text:p>'/VERYSILENT /SUPPRESSMSGBOXES /NORESTART /SP-'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3" office:value-type="string" calcext:value-type="string">
            <text:p>advancedsystemtweak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business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ida64-engineer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style-name="ce8"/>
          <table:table-cell table:number-columns-repeated="228"/>
        </table:table-row>
        <table:table-row table:style-name="ro3">
          <table:table-cell table:style-name="ce2" office:value-type="string" calcext:value-type="string">
            <text:p>aida64-extreme</text:p>
          </table:table-cell>
          <table:table-cell table:style-name="ce13"/>
          <table:table-cell/>
          <table:table-cell table:style-name="ce17"/>
          <table:table-cell/>
          <table:table-cell table:style-name="ce24"/>
          <table:table-cell table:style-name="ce25" office:value-type="string" calcext:value-type="string">
            <text:p>REG 86-64</text:p>
          </table:table-cell>
          <table:table-cell table:number-columns-repeated="2"/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64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1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ida64-networkaudit</text:p>
          </table:table-cell>
          <table:table-cell table:style-name="ce13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string" calcext:value-type="string">
            <text:p>TD</text:p>
          </table:table-cell>
          <table:table-cell table:style-name="ce8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llmyapps</text:p>
          </table:table-cell>
          <table:table-cell table:number-columns-repeated="5"/>
          <table:table-cell table:style-name="ce26" office:value-type="string" calcext:value-type="string">
            <text:p>FV APPDATA EXE+AUTOHOTKEY</text:p>
          </table:table-cell>
          <table:table-cell table:number-columns-repeated="13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arduinoide</text:p>
          </table:table-cell>
          <table:table-cell table:number-columns-repeated="19"/>
          <table:table-cell table:style-name="ce32"/>
          <table:table-cell table:style-name="ce35" office:value-type="float" office:value="20140625" calcext:value-type="float">
            <text:p>20140625</text:p>
          </table:table-cell>
          <table:table-cell table:style-name="ce40"/>
          <table:table-cell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2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5" office:value-type="string" calcext:value-type="string">
            <text:p>arduinoidegalileo</text:p>
          </table:table-cell>
          <table:table-cell table:number-columns-repeated="20"/>
          <table:table-cell table:style-name="ce36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3" office:value-type="string" calcext:value-type="string">
            <text:p>are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ria2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5" calcext:value-type="float">
            <text:p>5</text:p>
          </table:table-cell>
          <table:table-cell table:style-name="ce8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tubecatch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browserclean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avastfreeantivirus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antivirusfre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avginternetsecurity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gpctuneu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2" office:value-type="string" calcext:value-type="string">
            <text:p>avirafreeantiviru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/>
          <table:table-cell table:style-name="ce8" office:value-type="string" calcext:value-type="string">
            <text:p>title variable to do</text:p>
          </table:table-cell>
          <table:table-cell/>
          <table:table-cell table:style-name="ce36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2" office:value-type="string" calcext:value-type="string">
            <text:p>aviraiss</text:p>
          </table:table-cell>
          <table:table-cell table:number-columns-repeated="19"/>
          <table:table-cell table:style-name="ce32"/>
          <table:table-cell table:number-columns-repeated="5"/>
          <table:table-cell table:style-name="ce44" office:value-type="string" calcext:value-type="string">
            <text:p>OFFICI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bitdefenderavfre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bleachbi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4" office:value-type="string" calcext:value-type="string">
            <text:p>bluej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bluej-bundle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2"/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2v</text:p>
          </table:table-cell>
          <table:table-cell table:style-name="ce52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ccp</text:p>
          </table:table-cell>
          <table:table-cell table:number-columns-repeated="19"/>
          <table:table-cell table:style-name="ce32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ccenhanc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6" office:value-type="string" calcext:value-type="string">
            <text:p>ccleaner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'/S /L=$LCID' regAdd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27" office:value-type="string" calcext:value-type="string">
            <text:p>Installer exe</text:p>
          </table:table-cell>
          <table:table-cell table:number-columns-repeated="10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-cv 86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59"/>
          <table:table-cell table:number-columns-repeated="4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cdex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lamwin</text:p>
          </table:table-cell>
          <table:table-cell table:number-columns-repeated="2"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/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clover</text:p>
          </table:table-cell>
          <table:table-cell table:number-columns-repeated="19"/>
          <table:table-cell table:style-name="ce32"/>
          <table:table-cell table:number-columns-repeated="5"/>
          <table:table-cell table:style-name="ce43" table:number-columns-repeated="2"/>
          <table:table-cell table:style-name="ce32" office:value-type="string" calcext:value-type="string">
            <text:p>enabled-reg-cv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colorconsole</text:p>
          </table:table-cell>
          <table:table-cell table:number-columns-repeated="2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ombofix</text:p>
          </table:table-cell>
          <table:table-cell table:number-columns-repeated="25"/>
          <table:table-cell table:number-columns-repeated="2" table:style-name="ce27" office:value-type="string" calcext:value-type="string">
            <text:p>bleeping computer</text:p>
          </table:table-cell>
          <table:table-cell table:style-name="ce33" office:value-type="string" calcext:value-type="string">
            <text:p>enabled</text:p>
          </table:table-cell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pu-z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cryenginesd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S</text:p>
          </table:table-cell>
          <table:table-cell table:style-name="ce50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info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rystaldiskmar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cuevanastorm</text:p>
          </table:table-cell>
          <table:table-cell table:number-columns-repeated="20"/>
          <table:table-cell table:style-name="ce7"/>
          <table:table-cell/>
          <table:table-cell table:style-name="ce40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aemontoolslit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lo.ru</text:p>
          </table:table-cell>
          <table:table-cell table:style-name="ce27"/>
          <table:table-cell table:style-name="ce27" office:value-type="string" calcext:value-type="string">
            <text:p>3u</text:p>
          </table:table-cell>
          <table:table-cell table:style-name="ce39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du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instalki.p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esignsparkpcb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3S</text:p>
          </table:table-cell>
          <table:table-cell table:style-name="ce39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desura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onic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disk2vhd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downloadapp</text:p>
          </table:table-cell>
          <table:table-cell table:number-columns-repeated="19"/>
          <table:table-cell table:style-name="ce32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27" office:value-type="string" calcext:value-type="string">
            <text:p>OWNCLOUD</text:p>
          </table:table-cell>
          <table:table-cell table:style-name="ce27"/>
          <table:table-cell table:style-name="ce27" office:value-type="string" calcext:value-type="string">
            <text:p>O</text:p>
          </table:table-cell>
          <table:table-cell table:style-name="ce2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driverboost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style-name="ce59" table:number-columns-repeated="2"/>
          <table:table-cell table:number-columns-repeated="225"/>
        </table:table-row>
        <table:table-row table:style-name="ro3">
          <table:table-cell table:style-name="ce2" office:value-type="string" calcext:value-type="string">
            <text:p>drivergeni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dume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eag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easybc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emul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8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f-secureav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-securei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lare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fritzing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8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59" table:number-columns-repeated="2"/>
          <table:table-cell/>
          <table:table-cell table:style-name="ce7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gameboost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amedownloa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tv</text:p>
          </table:table-cell>
          <table:table-cell table:style-name="ce36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a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enymotio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githubforwindows</text:p>
          </table:table-cell>
          <table:table-cell table:number-columns-repeated="4"/>
          <table:table-cell table:style-name="ce23" office:value-type="string" calcext:value-type="string">
            <text:p>IMPROVE</text:p>
          </table:table-cell>
          <table:table-cell table:number-columns-repeated="14"/>
          <table:table-cell table:style-name="ce32"/>
          <table:table-cell table:number-columns-repeated="5"/>
          <table:table-cell table:style-name="ce43" office:value-type="string" calcext:value-type="string">
            <text:p>instalki.p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disabled</text:p>
          </table:table-cell>
          <table:table-cell table:style-name="ce27" office:value-type="string" calcext:value-type="string">
            <text:p>1a</text:p>
          </table:table-cell>
          <table:table-cell table:style-name="ce52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goodsync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/>
          <table:table-cell table:style-name="ce4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hdtun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otswa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62"/>
          <table:table-cell table:number-columns-repeated="223"/>
        </table:table-row>
        <table:table-row table:style-name="ro3">
          <table:table-cell table:style-name="ce2" office:value-type="string" calcext:value-type="string">
            <text:p>heroesofnew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2S</text:p>
          </table:table-cell>
          <table:table-cell table:style-name="ce53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59"/>
          <table:table-cell/>
          <table:table-cell table:style-name="ce62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hpusbdisk</text:p>
          </table:table-cell>
          <table:table-cell table:number-columns-repeated="20"/>
          <table:table-cell table:style-name="ce37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ireboo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4"/>
          <table:table-cell table:style-name="ce27"/>
          <table:table-cell table:style-name="ce43"/>
          <table:table-cell table:style-name="ce45"/>
          <table:table-cell table:style-name="ce48" table:number-columns-repeated="2"/>
          <table:table-cell table:number-columns-repeated="228"/>
        </table:table-row>
        <table:table-row table:style-name="ro3">
          <table:table-cell table:style-name="ce2" office:value-type="string" calcext:value-type="string">
            <text:p>isoplex</text:p>
          </table:table-cell>
          <table:table-cell table:number-columns-repeated="22"/>
          <table:table-cell table:style-name="ce41"/>
          <table:table-cell table:number-columns-repeated="2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jdownloader</text:p>
          </table:table-cell>
          <table:table-cell table:number-columns-repeated="21"/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jr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1" office:value-type="string" calcext:value-type="string">
            <text:p>like winlockles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number-columns-repeated="13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kav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7" office:value-type="string" calcext:value-type="string">
            <text:p>enabled-fv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icad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kis</text:p>
          </table:table-cell>
          <table:table-cell table:number-columns-repeated="20"/>
          <table:table-cell table:style-name="ce36" office:value-type="float" office:value="20140709" calcext:value-type="float">
            <text:p>20140709</text:p>
          </table:table-cell>
          <table:table-cell table:number-columns-repeated="4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2" office:value-type="string" calcext:value-type="string">
            <text:p>k-litecodecpackbasic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standard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full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-litecodecpackmega</text:p>
          </table:table-cell>
          <table:table-cell table:number-columns-repeated="14"/>
          <table:table-cell table:style-name="ce23" office:value-type="string" calcext:value-type="string">
            <text:p>ADWARE</text:p>
          </table:table-cell>
          <table:table-cell table:number-columns-repeated="4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techspot</text:p>
          </table:table-cell>
          <table:table-cell table:style-name="ce27"/>
          <table:table-cell table:style-name="ce27" office:value-type="string" calcext:value-type="string">
            <text:p>1vr</text:p>
          </table:table-cell>
          <table:table-cell table:style-name="ce53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ks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comss.ru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kvr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27" office:value-type="string" calcext:value-type="string">
            <text:p>comss.ru</text:p>
          </table:table-cell>
          <table:table-cell table:style-name="ce27"/>
          <table:table-cell table:style-name="ce27" office:value-type="string" calcext:value-type="string">
            <text:p>1vrs</text:p>
          </table:table-cell>
          <table:table-cell table:style-name="ce50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" office:value-type="string" calcext:value-type="string">
            <text:p>ligh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in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3"/>
          <table:table-cell table:number-columns-repeated="223"/>
        </table:table-row>
        <table:table-row table:style-name="ro3">
          <table:table-cell table:style-name="ce2" office:value-type="string" calcext:value-type="string">
            <text:p>littleregistryclean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llftool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alwarebytes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meld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g</text:p>
          </table:table-cell>
          <table:table-cell table:style-name="ce53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4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65" office:value-type="string" calcext:value-type="string">
            <text:p>important test</text:p>
          </table:table-cell>
          <table:table-cell table:style-name="ce8" table:number-columns-repeated="2"/>
          <table:table-cell table:number-columns-repeated="220"/>
        </table:table-row>
        <table:table-row table:style-name="ro3">
          <table:table-cell table:style-name="ce2" office:value-type="string" calcext:value-type="string">
            <text:p>messengerreviv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midori-brows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nete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ipony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usecontroll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59"/>
          <table:table-cell table:number-columns-repeated="225"/>
        </table:table-row>
        <table:table-row table:style-name="ro3">
          <table:table-cell table:style-name="ce2" office:value-type="string" calcext:value-type="string">
            <text:p>mozbacku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mro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 table:number-columns-repeated="4"/>
          <table:table-cell table:number-columns-repeated="229"/>
        </table:table-row>
        <table:table-row table:style-name="ro3">
          <table:table-cell table:style-name="ce2" office:value-type="string" calcext:value-type="string">
            <text:p>mucommand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fficetabenterpri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nedrive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opswatsecuritysco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2" office:value-type="string" calcext:value-type="string">
            <text:p>otter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/>
          <table:table-cell table:style-name="ce41"/>
          <table:table-cell table:number-columns-repeated="2"/>
          <table:table-cell table:style-name="ce23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style-name="ce4"/>
          <table:table-cell table:number-columns-repeated="227"/>
        </table:table-row>
        <table:table-row table:style-name="ro3">
          <table:table-cell table:style-name="ce2" office:value-type="string" calcext:value-type="string">
            <text:p>orwelldevcpp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eazip</text:p>
          </table:table-cell>
          <table:table-cell table:number-columns-repeated="12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59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partitionwizard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64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iratebrowser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4</text:p>
          </table:table-cell>
          <table:table-cell table:style-name="ce55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65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" office:value-type="string" calcext:value-type="string">
            <text:p>pokerth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popcorntime</text:p>
          </table:table-cell>
          <table:table-cell table:style-name="ce13"/>
          <table:table-cell/>
          <table:table-cell table:style-name="ce17"/>
          <table:table-cell table:number-columns-repeated="2"/>
          <table:table-cell table:style-name="ce26" office:value-type="string" calcext:value-type="string">
            <text:p>FV APPDATA EXE</text:p>
          </table:table-cell>
          <table:table-cell table:number-columns-repeated="14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qt packages *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3"/>
          <table:table-cell table:style-name="ce33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43" office:value-type="string" calcext:value-type="string">
            <text:p>OFFICIAL</text:p>
          </table:table-cell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qupzilla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8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redeclips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</text:p>
          </table:table-cell>
          <table:table-cell table:style-name="ce36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evouninstallerpr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rmprepusb</text:p>
          </table:table-cell>
          <table:table-cell table:number-columns-repeated="19"/>
          <table:table-cell table:style-name="ce32"/>
          <table:table-cell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1v3</text:p>
          </table:table-cell>
          <table:table-cell table:style-name="ce56" office:value-type="string" calcext:value-type="string">
            <text:p>same link .zip with variable version and the same .exe installer inside a folder</text:p>
          </table:table-cell>
          <table:table-cell table:style-name="ce4"/>
          <table:table-cell/>
          <table:table-cell table:style-name="ce59"/>
          <table:table-cell/>
          <table:table-cell table:style-name="ce40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rollbackrx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57" office:value-type="string" calcext:value-type="string">
            <text:p>same link .exe with variable path</text:p>
          </table:table-cell>
          <table:table-cell table:number-columns-repeated="4"/>
          <table:table-cell table:style-name="ce8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implesystemtweak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martftp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dva</text:p>
          </table:table-cell>
          <table:table-cell table:style-name="ce36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table:style-name="ce2" office:value-type="string" calcext:value-type="string">
            <text:p>softwareinformer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27" office:value-type="string" calcext:value-type="string">
            <text:p>softwareinformer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"/>
          <table:table-cell table:style-name="ce59"/>
          <table:table-cell/>
          <table:table-cell table:style-name="ce64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ong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umo</text:p>
          </table:table-cell>
          <table:table-cell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86</text:p>
          </table:table-cell>
          <table:table-cell table:style-name="ce27" office:value-type="string" calcext:value-type="string">
            <text:p>11v1</text:p>
          </table:table-cell>
          <table:table-cell table:style-name="ce58" office:value-type="string" calcext:value-type="string">
            <text:p>same link .zip and variable .exe installer inside the same folder</text:p>
          </table:table-cell>
          <table:table-cell table:style-name="ce4"/>
          <table:table-cell/>
          <table:table-cell table:style-name="ce59"/>
          <table:table-cell/>
          <table:table-cell table:style-name="ce64"/>
          <table:table-cell table:number-columns-repeated="223"/>
        </table:table-row>
        <table:table-row table:style-name="ro3">
          <table:table-cell table:style-name="ce2" office:value-type="string" calcext:value-type="string">
            <text:p>sonyvegaspro</text:p>
          </table:table-cell>
          <table:table-cell table:number-columns-repeated="20"/>
          <table:table-cell table:style-name="ce33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sopcast</text:p>
          </table:table-cell>
          <table:table-cell table:number-columns-repeated="20"/>
          <table:table-cell table:style-name="ce33" office:value-type="float" office:value="20140817" calcext:value-type="float">
            <text:p>20140817</text:p>
          </table:table-cell>
          <table:table-cell table:number-columns-repeated="6"/>
          <table:table-cell table:style-name="ce32" office:value-type="string" calcext:value-type="string">
            <text:p>disabled</text:p>
          </table:table-cell>
          <table:table-cell table:style-name="ce27"/>
          <table:table-cell table:number-columns-repeated="229"/>
        </table:table-row>
        <table:table-row table:style-name="ro3">
          <table:table-cell table:style-name="ce2" office:value-type="string" calcext:value-type="string">
            <text:p>speedfan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ideroak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techspot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pybo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majorgeeks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isbackplus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tartmenu8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tartmenureviver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um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sundanc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/>
          <table:table-cell table:style-name="ce4"/>
          <table:table-cell table:number-columns-repeated="226"/>
        </table:table-row>
        <table:table-row table:style-name="ro3">
          <table:table-cell table:style-name="ce2" office:value-type="string" calcext:value-type="string">
            <text:p>superantispyware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systemninja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7" office:value-type="string" calcext:value-type="string">
            <text:p>time4popcorn</text:p>
          </table:table-cell>
          <table:table-cell table:style-name="ce13"/>
          <table:table-cell/>
          <table:table-cell table:style-name="ce4"/>
          <table:table-cell/>
          <table:table-cell table:style-name="ce24"/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34" office:value-type="float" office:value="20140501" calcext:value-type="float">
            <text:p>20140501</text:p>
          </table:table-cell>
          <table:table-cell table:style-name="ce40"/>
          <table:table-cell table:number-columns-repeated="3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50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desktop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22" office:value-type="string" calcext:value-type="string">
            <text:p>own '/VERYSILENT /SUPPRESSMSGBOXES /NORESTART /SP-' AppData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41"/>
          <table:table-cell table:number-columns-repeated="2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tiggit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0" office:value-type="string" calcext:value-type="string">
            <text:p>like advancedsystemcarefree</text:p>
          </table:table-cell>
          <table:table-cell table:number-columns-repeated="16"/>
          <table:table-cell table:style-name="ce38" office:value-type="float" office:value="20140422" calcext:value-type="float">
            <text:p>20140422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tinycad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inytask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rillian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27" office:value-type="string" calcext:value-type="string">
            <text:p>filehippo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tuneuputilities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3"/>
          <table:table-cell table:style-name="ce4" office:value-type="string" calcext:value-type="string">
            <text:p>2014 ok</text:p>
          </table:table-cell>
          <table:table-cell table:style-name="ce60" office:value-type="string" calcext:value-type="string">
            <text:p>testing to integrate in automatic</text:p>
          </table:table-cell>
          <table:table-cell table:number-columns-repeated="2"/>
          <table:table-cell table:style-name="ce36"/>
          <table:table-cell table:number-columns-repeated="220"/>
        </table:table-row>
        <table:table-row table:style-name="ro3">
          <table:table-cell table:style-name="ce2" office:value-type="string" calcext:value-type="string">
            <text:p>ultraiso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nity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unity4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3" office:value-type="string" calcext:value-type="string">
            <text:p>unitywebplay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usbit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ut-client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launch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ut-server</text:p>
          </table:table-cell>
          <table:table-cell table:number-columns-repeated="19"/>
          <table:table-cell table:style-name="ce32"/>
          <table:table-cell table:number-columns-repeated="5"/>
          <table:table-cell table:style-name="ce27"/>
          <table:table-cell table:style-name="ce43"/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2" office:value-type="string" calcext:value-type="string">
            <text:p>viber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4"/>
          <table:table-cell table:style-name="ce64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assapp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v</text:p>
          </table:table-cell>
          <table:table-cell table:style-name="ce51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aterfox</text:p>
          </table:table-cell>
          <table:table-cell table:number-columns-repeated="16"/>
          <table:table-cell table:style-name="ce4" office:value-type="string" calcext:value-type="string">
            <text:p>AUTOHOTKEY</text:p>
          </table:table-cell>
          <table:table-cell table:number-columns-repeated="2"/>
          <table:table-cell table:style-name="ce32"/>
          <table:table-cell table:number-columns-repeated="5"/>
          <table:table-cell table:style-name="ce43" office:value-type="string" calcext:value-type="string">
            <text:p>OFFICIAL</text:p>
          </table:table-cell>
          <table:table-cell table:style-name="ce43" office:value-type="string" calcext:value-type="string">
            <text:p>owncloud</text:p>
          </table:table-cell>
          <table:table-cell table:style-name="ce45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ebpi</text:p>
          </table:table-cell>
          <table:table-cell table:number-columns-repeated="20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wincontig</text:p>
          </table:table-cell>
          <table:table-cell table:number-columns-repeated="19"/>
          <table:table-cell table:style-name="ce32"/>
          <table:table-cell table:number-columns-repeated="5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49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dowsessentials</text:p>
          </table:table-cell>
          <table:table-cell table:style-name="ce12"/>
          <table:table-cell table:number-columns-repeated="19"/>
          <table:table-cell table:style-name="ce34" office:value-type="float" office:value="20140501" calcext:value-type="float">
            <text:p>20140501</text:p>
          </table:table-cell>
          <table:table-cell table:number-columns-repeated="4"/>
          <table:table-cell table:style-name="ce27" office:value-type="string" calcext:value-type="string">
            <text:p>MANUAL</text:p>
          </table:table-cell>
          <table:table-cell table:style-name="ce43" office:value-type="string" calcext:value-type="string">
            <text:p>OFFICIAL</text:p>
          </table:table-cell>
          <table:table-cell table:style-name="ce27"/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MANUAL</text:p>
          </table:table-cell>
          <table:table-cell table:number-columns-repeated="4"/>
          <table:table-cell table:style-name="ce60" office:value-type="string" calcext:value-type="string">
            <text:p>testing to integrate in automatic</text:p>
          </table:table-cell>
          <table:table-cell table:style-name="ce8" office:value-type="string" calcext:value-type="string">
            <text:p>LCID TO PUSH</text:p>
          </table:table-cell>
          <table:table-cell/>
          <table:table-cell table:style-name="ce36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3" office:value-type="string" calcext:value-type="string">
            <text:p>windowsrepai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7"/>
          <table:table-cell table:style-name="ce18" office:value-type="string" calcext:value-type="string">
            <text:p>like 360ts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31"/>
          <table:table-cell table:number-columns-repeated="4"/>
          <table:table-cell table:style-name="ce23" office:value-type="string" calcext:value-type="string">
            <text:p>ERROR UNINSTALLING</text:p>
          </table:table-cell>
          <table:table-cell table:style-name="ce31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4" office:value-type="string" calcext:value-type="string">
            <text:p>win-youtube-dl</text:p>
          </table:table-cell>
          <table:table-cell table:style-name="ce12"/>
          <table:table-cell table:number-columns-repeated="18"/>
          <table:table-cell table:style-name="ce32"/>
          <table:table-cell table:number-columns-repeated="5"/>
          <table:table-cell table:style-name="ce27" table:number-columns-repeated="2"/>
          <table:table-cell table:style-name="ce45"/>
          <table:table-cell table:style-name="ce27"/>
          <table:table-cell table:number-columns-repeated="229"/>
        </table:table-row>
        <table:table-row table:style-name="ro3">
          <table:table-cell table:style-name="ce3" office:value-type="string" calcext:value-type="string">
            <text:p>winlockless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4"/>
          <table:table-cell table:style-name="ce21" office:value-type="string" calcext:value-type="string">
            <text:p>own webfile</text:p>
          </table:table-cell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2"/>
          <table:table-cell table:style-name="ce32"/>
          <table:table-cell table:number-columns-repeated="5"/>
          <table:table-cell table:style-name="ce27" office:value-type="string" calcext:value-type="string">
            <text:p>infospyware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f</text:p>
          </table:table-cell>
          <table:table-cell table:style-name="ce36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winrar</text:p>
          </table:table-cell>
          <table:table-cell table:number-columns-repeated="20"/>
          <table:table-cell table:style-name="ce39" office:value-type="float" office:value="20140615" calcext:value-type="float">
            <text:p>20140615</text:p>
          </table:table-cell>
          <table:table-cell table:number-columns-repeated="4"/>
          <table:table-cell table:style-name="ce27" office:value-type="string" calcext:value-type="string">
            <text:p>softpedia</text:p>
          </table:table-cell>
          <table:table-cell table:style-name="ce43" office:value-type="string" calcext:value-type="string">
            <text:p>OFFICIAL</text:p>
          </table:table-cell>
          <table:table-cell table:style-name="ce17" office:value-type="string" calcext:value-type="string">
            <text:p>enabled-reg-cn 86</text:p>
          </table:table-cell>
          <table:table-cell table:style-name="ce27" office:value-type="string" calcext:value-type="string">
            <text:p>1vs</text:p>
          </table:table-cell>
          <table:table-cell table:style-name="ce51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" office:value-type="string" calcext:value-type="string">
            <text:p>xonotic</text:p>
          </table:table-cell>
          <table:table-cell table:style-name="ce16"/>
          <table:table-cell/>
          <table:table-cell table:style-name="ce17"/>
          <table:table-cell/>
          <table:table-cell table:style-name="ce23" office:value-type="string" calcext:value-type="string">
            <text:p>IMPROVE</text:p>
          </table:table-cell>
          <table:table-cell table:style-name="ce23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27" office:value-type="string" calcext:value-type="string">
            <text:p>file zip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45"/>
          <table:table-cell table:style-name="ce27" office:value-type="string" calcext:value-type="string">
            <text:p>11v2</text:p>
          </table:table-cell>
          <table:table-cell table:style-name="ce54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" office:value-type="string" calcext:value-type="string">
            <text:p>xvst</text:p>
          </table:table-cell>
          <table:table-cell table:number-columns-repeated="19"/>
          <table:table-cell table:style-name="ce32"/>
          <table:table-cell table:number-columns-repeated="5"/>
          <table:table-cell table:number-columns-repeated="2" table:style-name="ce43" office:value-type="string" calcext:value-type="string">
            <text:p>OFFICIAL</text:p>
          </table:table-cell>
          <table:table-cell table:style-name="ce32" office:value-type="string" calcext:value-type="string">
            <text:p>enabled-reg 64</text:p>
          </table:table-cell>
          <table:table-cell table:style-name="ce27"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8"/>
          <table:table-cell table:number-columns-repeated="223"/>
        </table:table-row>
        <table:table-row table:style-name="ro3">
          <table:table-cell table:style-name="ce7" office:value-type="string" calcext:value-type="string">
            <text:p>zona</text:p>
          </table:table-cell>
          <table:table-cell table:style-name="ce16"/>
          <table:table-cell/>
          <table:table-cell table:style-name="ce4"/>
          <table:table-cell/>
          <table:table-cell table:style-name="ce23" office:value-type="string" calcext:value-type="string">
            <text:p>IMPROVE</text:p>
          </table:table-cell>
          <table:table-cell table:style-name="ce26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27" office:value-type="string" calcext:value-type="string">
            <text:p>Installer exe</text:p>
          </table:table-cell>
          <table:table-cell table:style-name="ce27"/>
          <table:table-cell table:number-columns-repeated="9"/>
          <table:table-cell table:style-name="ce32"/>
          <table:table-cell table:number-columns-repeated="5"/>
          <table:table-cell table:style-name="ce27" office:value-type="string" calcext:value-type="string">
            <text:p>softwarerating</text:p>
          </table:table-cell>
          <table:table-cell table:style-name="ce43" office:value-type="string" calcext:value-type="string">
            <text:p>OFFICIAL</text:p>
          </table:table-cell>
          <table:table-cell table:style-name="ce45"/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8"/>
          <table:table-cell table:number-columns-repeated="25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15" calcext:value-type="float">
            <text:p>15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27" table:number-columns-repeated="4"/>
          <table:table-cell table:number-columns-repeated="229"/>
        </table:table-row>
        <table:table-row table:style-name="ro5" table:number-rows-repeated="4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5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27"/>
          <table:table-cell table:number-columns-repeated="2"/>
          <table:table-cell table:style-name="ce27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27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0:36:55.4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4:45:58.841000000</dc:date>
    <meta:editing-duration>PT7H51M33S</meta:editing-duration>
    <meta:editing-cycles>48</meta:editing-cycles>
    <meta:generator>LibreOffice/4.3.4.1$Windows_x86 LibreOffice_project/bc356b2f991740509f321d70e4512a6a54c5f243</meta:generator>
    <meta:document-statistic meta:table-count="2" meta:cell-count="1169" meta:object-count="0"/>
  </office:meta>
</office:document-meta>
</file>